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26" table:style-name="ce1">
            <text:p>1.02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" table:style-name="ce1">
            <text:p>1.04</text:p>
          </table:table-cell>
          <table:table-cell office:value-type="float" office:value="8.5684000000000005" table:style-name="ce1">
            <text:p>8.5684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3.2433999999999998" table:style-name="ce1">
            <text:p>3.2434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31" table:style-name="ce1">
            <text:p>1.03931</text:p>
          </table:table-cell>
          <table:table-cell office:value-type="float" office:value="15.6762" table:style-name="ce1">
            <text:p>15.6762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" table:style-name="ce1">
            <text:p>1.04</text:p>
          </table:table-cell>
          <table:table-cell office:value-type="float" office:value="14.912000000000001" table:style-name="ce1">
            <text:p>14.912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70200000000001" table:style-name="ce1">
            <text:p>1.09702</text:p>
          </table:table-cell>
          <table:table-cell office:value-type="float" office:value="6.8109000000000002" table:style-name="ce1">
            <text:p>6.8109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6.2054999999999998" table:style-name="ce1">
            <text:p>6.205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0099999999999" table:style-name="ce1">
            <text:p>1.05401</text:p>
          </table:table-cell>
          <table:table-cell office:value-type="float" office:value="15.9687" table:style-name="ce1">
            <text:p>15.9687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803499999999999" table:style-name="ce1">
            <text:p>1.08035</text:p>
          </table:table-cell>
          <table:table-cell office:value-type="float" office:value="3.6614" table:style-name="ce1">
            <text:p>3.661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32699999999999" table:style-name="ce1">
            <text:p>1.05327</text:p>
          </table:table-cell>
          <table:table-cell office:value-type="float" office:value="8.3535000000000004" table:style-name="ce1">
            <text:p>8.353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90299999999999" table:style-name="ce1">
            <text:p>1.06903</text:p>
          </table:table-cell>
          <table:table-cell office:value-type="float" office:value="5.9850000000000003" table:style-name="ce1">
            <text:p>5.985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643" table:style-name="ce1">
            <text:p>1.06643</text:p>
          </table:table-cell>
          <table:table-cell office:value-type="float" office:value="12.4132" table:style-name="ce1">
            <text:p>12.4132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47" table:style-name="ce1">
            <text:p>1.04647</text:p>
          </table:table-cell>
          <table:table-cell office:value-type="float" office:value="7.5816999999999997" table:style-name="ce1">
            <text:p>7.5817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39000000000001" table:style-name="ce1">
            <text:p>1.0739</text:p>
          </table:table-cell>
          <table:table-cell office:value-type="float" office:value="9.2485999999999997" table:style-name="ce1">
            <text:p>9.2486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75" table:style-name="ce1">
            <text:p>1.06375</text:p>
          </table:table-cell>
          <table:table-cell office:value-type="float" office:value="5.7560000000000002" table:style-name="ce1">
            <text:p>5.756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72699999999999" table:style-name="ce1">
            <text:p>1.07727</text:p>
          </table:table-cell>
          <table:table-cell office:value-type="float" office:value="4.4847999999999999" table:style-name="ce1">
            <text:p>4.484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06" table:style-name="ce1">
            <text:p>1.04406</text:p>
          </table:table-cell>
          <table:table-cell office:value-type="float" office:value="6.5701999999999998" table:style-name="ce1">
            <text:p>6.5702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185" table:style-name="ce1">
            <text:p>1.06185</text:p>
          </table:table-cell>
          <table:table-cell office:value-type="float" office:value="9.5797000000000008" table:style-name="ce1">
            <text:p>9.5797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544" table:style-name="ce1">
            <text:p>1.07544</text:p>
          </table:table-cell>
          <table:table-cell office:value-type="float" office:value="8.4802" table:style-name="ce1">
            <text:p>8.4802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71999999999999" table:style-name="ce1">
            <text:p>1.0672</text:p>
          </table:table-cell>
          <table:table-cell office:value-type="float" office:value="13.255100000000001" table:style-name="ce1">
            <text:p>13.255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606" table:style-name="ce1">
            <text:p>1.07606</text:p>
          </table:table-cell>
          <table:table-cell office:value-type="float" office:value="10.9918" table:style-name="ce1">
            <text:p>10.991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057" table:style-name="ce1">
            <text:p>1.07057</text:p>
          </table:table-cell>
          <table:table-cell office:value-type="float" office:value="8.8793000000000006" table:style-name="ce1">
            <text:p>8.8793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806" table:style-name="ce1">
            <text:p>1.07806</text:p>
          </table:table-cell>
          <table:table-cell office:value-type="float" office:value="7.1323999999999996" table:style-name="ce1">
            <text:p>7.1324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65899999999999" table:style-name="ce1">
            <text:p>1.06659</text:p>
          </table:table-cell>
          <table:table-cell office:value-type="float" office:value="13.967499999999999" table:style-name="ce1">
            <text:p>13.9675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61799999999999" table:style-name="ce1">
            <text:p>1.07618</text:p>
          </table:table-cell>
          <table:table-cell office:value-type="float" office:value="11.1983" table:style-name="ce1">
            <text:p>11.1983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8464" table:style-name="ce1">
            <text:p>1.08464</text:p>
          </table:table-cell>
          <table:table-cell office:value-type="float" office:value="11.723100000000001" table:style-name="ce1">
            <text:p>11.723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036" table:style-name="ce1">
            <text:p>1.07036</text:p>
          </table:table-cell>
          <table:table-cell office:value-type="float" office:value="10.659000000000001" table:style-name="ce1">
            <text:p>10.659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51699999999999" table:style-name="ce1">
            <text:p>1.04517</text:p>
          </table:table-cell>
          <table:table-cell office:value-type="float" office:value="6.9061000000000003" table:style-name="ce1">
            <text:p>6.9061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742" table:style-name="ce1">
            <text:p>1.04742</text:p>
          </table:table-cell>
          <table:table-cell office:value-type="float" office:value="7.4291" table:style-name="ce1">
            <text:p>7.4291</text:p>
          </table:table-cell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.4281208678630257" table:style-name="ce1">
            <text:p>3.428120868</text:p>
          </table:table-cell>
          <table:table-cell office:value-type="float" office:value="-37.707537533493877" table:style-name="ce1">
            <text:p>-37.70753753</text:p>
          </table:table-cell>
          <table:table-cell office:value-type="float" office:value="0" table:style-name="ce1">
            <text:p>0</text:p>
          </table:table-cell>
          <table:table-cell office:value-type="float" office:value="1.4359999999999999" table:style-name="ce1">
            <text:p>1.436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.4963407744742305" table:style-name="ce1">
            <text:p>2.496340774</text:p>
          </table:table-cell>
          <table:table-cell office:value-type="float" office:value="-25.954226356657383" table:style-name="ce1">
            <text:p>-25.95422636</text:p>
          </table:table-cell>
          <table:table-cell office:value-type="float" office:value="0" table:style-name="ce1">
            <text:p>0</text:p>
          </table:table-cell>
          <table:table-cell office:value-type="float" office:value="2.0140199999999999" table:style-name="ce1">
            <text:p>2.01402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3256548908505317" table:style-name="ce1">
            <text:p>2.325654891</text:p>
          </table:table-cell>
          <table:table-cell office:value-type="float" office:value="-12.403498059717329" table:style-name="ce1">
            <text:p>-12.40349806</text:p>
          </table:table-cell>
          <table:table-cell office:value-type="float" office:value="0" table:style-name="ce1">
            <text:p>0</text:p>
          </table:table-cell>
          <table:table-cell office:value-type="float" office:value="0.40138000000000001" table:style-name="ce1">
            <text:p>0.40138</text:p>
          </table:table-cell>
          <table:table-cell office:value-type="float" office:value="3.66" table:style-name="ce1">
            <text:p>3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3.077358287953503" table:style-name="ce1">
            <text:p>13.07735829</text:p>
          </table:table-cell>
          <table:table-cell office:value-type="float" office:value="-70.238008590904911" table:style-name="ce1">
            <text:p>-70.23800859</text:p>
          </table:table-cell>
          <table:table-cell office:value-type="float" office:value="0" table:style-name="ce1">
            <text:p>0</text:p>
          </table:table-cell>
          <table:table-cell office:value-type="float" office:value="4.0280000000000003E-2" table:style-name="ce1">
            <text:p>0.04028</text:p>
          </table:table-cell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.6836313013591528" table:style-name="ce1">
            <text:p>3.683631301</text:p>
          </table:table-cell>
          <table:table-cell office:value-type="float" office:value="-19.743274399102464" table:style-name="ce1">
            <text:p>-19.7432744</text:p>
          </table:table-cell>
          <table:table-cell office:value-type="float" office:value="0" table:style-name="ce1">
            <text:p>0</text:p>
          </table:table-cell>
          <table:table-cell office:value-type="float" office:value="0.14277999999999999" table:style-name="ce1">
            <text:p>0.14278</text:p>
          </table:table-cell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.603377987198558" table:style-name="ce1">
            <text:p>10.60337799</text:p>
          </table:table-cell>
          <table:table-cell office:value-type="float" office:value="-33.663146636488371" table:style-name="ce1">
            <text:p>-33.66314664</text:p>
          </table:table-cell>
          <table:table-cell office:value-type="float" office:value="0" table:style-name="ce1">
            <text:p>0</text:p>
          </table:table-cell>
          <table:table-cell office:value-type="float" office:value="5.2399999999999999E-3" table:style-name="ce1">
            <text:p>0.005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8.0524150434352624" table:style-name="ce1">
            <text:p>8.052415043</text:p>
          </table:table-cell>
          <table:table-cell office:value-type="float" office:value="-18.701737358798432" table:style-name="ce1">
            <text:p>-18.70173736</text:p>
          </table:table-cell>
          <table:table-cell office:value-type="float" office:value="0" table:style-name="ce1">
            <text:p>0</text:p>
          </table:table-cell>
          <table:table-cell office:value-type="float" office:value="6.3500000000000001E-2" table:style-name="ce1">
            <text:p>0.0635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3.3124439626795508" table:style-name="ce1">
            <text:p>3.312443963</text:p>
          </table:table-cell>
          <table:table-cell office:value-type="float" office:value="-10.916028328924167" table:style-name="ce1">
            <text:p>-10.91602833</text:p>
          </table:table-cell>
          <table:table-cell office:value-type="float" office:value="0" table:style-name="ce1">
            <text:p>0</text:p>
          </table:table-cell>
          <table:table-cell office:value-type="float" office:value="1.6959999999999999E-2" table:style-name="ce1">
            <text:p>0.0169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6.9010604744563295" table:style-name="ce1">
            <text:p>6.901060474</text:p>
          </table:table-cell>
          <table:table-cell office:value-type="float" office:value="-23.798426497866458" table:style-name="ce1">
            <text:p>-23.7984265</text:p>
          </table:table-cell>
          <table:table-cell office:value-type="float" office:value="0" table:style-name="ce1">
            <text:p>0</text:p>
          </table:table-cell>
          <table:table-cell office:value-type="float" office:value="1.7340000000000001E-2" table:style-name="ce1">
            <text:p>0.0173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.908236060731062" table:style-name="ce1">
            <text:p>2.908236061</text:p>
          </table:table-cell>
          <table:table-cell office:value-type="float" office:value="-8.5111547197591708" table:style-name="ce1">
            <text:p>-8.51115472</text:p>
          </table:table-cell>
          <table:table-cell office:value-type="float" office:value="0" table:style-name="ce1">
            <text:p>0</text:p>
          </table:table-cell>
          <table:table-cell office:value-type="float" office:value="0.21598000000000001" table:style-name="ce1">
            <text:p>0.215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3.7425695278703466" table:style-name="ce1">
            <text:p>3.742569528</text:p>
          </table:table-cell>
          <table:table-cell office:value-type="float" office:value="-12.762768840214212" table:style-name="ce1">
            <text:p>-12.76276884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.4447233234359209" table:style-name="ce1">
            <text:p>1.444723323</text:p>
          </table:table-cell>
          <table:table-cell office:value-type="float" office:value="-4.943638914062662" table:style-name="ce1">
            <text:p>-4.943638914</text:p>
          </table:table-cell>
          <table:table-cell office:value-type="float" office:value="0" table:style-name="ce1">
            <text:p>0</text:p>
          </table:table-cell>
          <table:table-cell office:value-type="float" office:value="3.7539999999999997E-2" table:style-name="ce1">
            <text:p>0.0375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5.8328000195013869" table:style-name="ce1">
            <text:p>5.83280002</text:p>
          </table:table-cell>
          <table:table-cell office:value-type="float" office:value="-19.522709141687223" table:style-name="ce1">
            <text:p>-19.52270914</text:p>
          </table:table-cell>
          <table:table-cell office:value-type="float" office:value="0" table:style-name="ce1">
            <text:p>0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6.6933100842544508" table:style-name="ce1">
            <text:p>6.693310084</text:p>
          </table:table-cell>
          <table:table-cell office:value-type="float" office:value="-22.497638392063848" table:style-name="ce1">
            <text:p>-22.49763839</text:p>
          </table:table-cell>
          <table:table-cell office:value-type="float" office:value="0" table:style-name="ce1">
            <text:p>0</text:p>
          </table:table-cell>
          <table:table-cell office:value-type="float" office:value="8.1399999999999997E-3" table:style-name="ce1">
            <text:p>0.008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6.4146279040060108" table:style-name="ce1">
            <text:p>6.414627904</text:p>
          </table:table-cell>
          <table:table-cell office:value-type="float" office:value="-20.857361838520987" table:style-name="ce1">
            <text:p>-20.85736184</text:p>
          </table:table-cell>
          <table:table-cell office:value-type="float" office:value="0" table:style-name="ce1">
            <text:p>0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0.82" table:style-name="ce1">
            <text:p>0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6.6938740111956943" table:style-name="ce1">
            <text:p>6.693874011</text:p>
          </table:table-cell>
          <table:table-cell office:value-type="float" office:value="-22.666780703743026" table:style-name="ce1">
            <text:p>-22.6667807</text:p>
          </table:table-cell>
          <table:table-cell office:value-type="float" office:value="0" table:style-name="ce1">
            <text:p>0</text:p>
          </table:table-cell>
          <table:table-cell office:value-type="float" office:value="8.26E-3" table:style-name="ce1">
            <text:p>0.00826</text:p>
          </table:table-cell>
          <table:table-cell office:value-type="float" office:value="1.35" table:style-name="ce1">
            <text:p>1.3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.9129421458946827" table:style-name="ce1">
            <text:p>3.912942146</text:p>
          </table:table-cell>
          <table:table-cell office:value-type="float" office:value="-13.458220337372605" table:style-name="ce1">
            <text:p>-13.45822034</text:p>
          </table:table-cell>
          <table:table-cell office:value-type="float" office:value="0" table:style-name="ce1">
            <text:p>0</text:p>
          </table:table-cell>
          <table:table-cell office:value-type="float" office:value="1.374E-2" table:style-name="ce1">
            <text:p>0.013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.2471374574290199" table:style-name="ce1">
            <text:p>2.247137457</text:p>
          </table:table-cell>
          <table:table-cell office:value-type="float" office:value="-7.7258925066945308" table:style-name="ce1">
            <text:p>-7.725892507</text:p>
          </table:table-cell>
          <table:table-cell office:value-type="float" office:value="0" table:style-name="ce1">
            <text:p>0</text:p>
          </table:table-cell>
          <table:table-cell office:value-type="float" office:value="2.392E-2" table:style-name="ce1">
            <text:p>0.023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9129664895181022" table:style-name="ce1">
            <text:p>1.91296649</text:p>
          </table:table-cell>
          <table:table-cell office:value-type="float" office:value="-3.8564734317780123" table:style-name="ce1">
            <text:p>-3.856473432</text:p>
          </table:table-cell>
          <table:table-cell office:value-type="float" office:value="0" table:style-name="ce1">
            <text:p>0</text:p>
          </table:table-cell>
          <table:table-cell office:value-type="float" office:value="0.16081999999999999" table:style-name="ce1">
            <text:p>0.16082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6.659287917629789" table:style-name="ce1">
            <text:p>6.659287918</text:p>
          </table:table-cell>
          <table:table-cell office:value-type="float" office:value="-13.282084227591687" table:style-name="ce1">
            <text:p>-13.28208423</text:p>
          </table:table-cell>
          <table:table-cell office:value-type="float" office:value="0" table:style-name="ce1">
            <text:p>0</text:p>
          </table:table-cell>
          <table:table-cell office:value-type="float" office:value="6.7720000000000002E-2" table:style-name="ce1">
            <text:p>0.067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1.51515959409415" table:style-name="ce1">
            <text:p>11.51515959</text:p>
          </table:table-cell>
          <table:table-cell office:value-type="float" office:value="-37.173835908423897" table:style-name="ce1">
            <text:p>-37.17383591</text:p>
          </table:table-cell>
          <table:table-cell office:value-type="float" office:value="0" table:style-name="ce1">
            <text:p>0</text:p>
          </table:table-cell>
          <table:table-cell office:value-type="float" office:value="6.28E-3" table:style-name="ce1">
            <text:p>0.0062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.764121043792964" table:style-name="ce1">
            <text:p>1.764121044</text:p>
          </table:table-cell>
          <table:table-cell office:value-type="float" office:value="-6.0274027198233115" table:style-name="ce1">
            <text:p>-6.02740272</text:p>
          </table:table-cell>
          <table:table-cell office:value-type="float" office:value="0" table:style-name="ce1">
            <text:p>0</text:p>
          </table:table-cell>
          <table:table-cell office:value-type="float" office:value="2.946E-2" table:style-name="ce1">
            <text:p>0.0294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.6705216597495975" table:style-name="ce1">
            <text:p>2.67052166</text:p>
          </table:table-cell>
          <table:table-cell office:value-type="float" office:value="-9.0496130145498199" table:style-name="ce1">
            <text:p>-9.049613015</text:p>
          </table:table-cell>
          <table:table-cell office:value-type="float" office:value="0" table:style-name="ce1">
            <text:p>0</text:p>
          </table:table-cell>
          <table:table-cell office:value-type="float" office:value="1.942E-2" table:style-name="ce1">
            <text:p>0.019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5.125574125971033" table:style-name="ce1">
            <text:p>5.125574126</text:p>
          </table:table-cell>
          <table:table-cell office:value-type="float" office:value="-17.526163142441039" table:style-name="ce1">
            <text:p>-17.52616314</text:p>
          </table:table-cell>
          <table:table-cell office:value-type="float" office:value="0" table:style-name="ce1">
            <text:p>0</text:p>
          </table:table-cell>
          <table:table-cell office:value-type="float" office:value="1.0160000000000001E-2" table:style-name="ce1">
            <text:p>0.01016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3.3167332797681643" table:style-name="ce1">
            <text:p>3.31673328</text:p>
          </table:table-cell>
          <table:table-cell office:value-type="float" office:value="-10.592056815230388" table:style-name="ce1">
            <text:p>-10.59205682</text:p>
          </table:table-cell>
          <table:table-cell office:value-type="float" office:value="0" table:style-name="ce1">
            <text:p>0</text:p>
          </table:table-cell>
          <table:table-cell office:value-type="float" office:value="0.21657999999999999" table:style-name="ce1">
            <text:p>0.216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6.8884337461632139" table:style-name="ce1">
            <text:p>6.888433746</text:p>
          </table:table-cell>
          <table:table-cell office:value-type="float" office:value="-54.123344217277221" table:style-name="ce1">
            <text:p>-54.12334422</text:p>
          </table:table-cell>
          <table:table-cell office:value-type="float" office:value="0" table:style-name="ce1">
            <text:p>0</text:p>
          </table:table-cell>
          <table:table-cell office:value-type="float" office:value="5.8399999999999997E-3" table:style-name="ce1">
            <text:p>0.0058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.0605853249146469" table:style-name="ce1">
            <text:p>3.060585325</text:p>
          </table:table-cell>
          <table:table-cell office:value-type="float" office:value="-6.9444436311866342" table:style-name="ce1">
            <text:p>-6.944443631</text:p>
          </table:table-cell>
          <table:table-cell office:value-type="float" office:value="0" table:style-name="ce1">
            <text:p>0</text:p>
          </table:table-cell>
          <table:table-cell office:value-type="float" office:value="2.2519999999999998E-2" table:style-name="ce1">
            <text:p>0.0225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.0704701056789356" table:style-name="ce1">
            <text:p>3.070470106</text:p>
          </table:table-cell>
          <table:table-cell office:value-type="float" office:value="-6.9406962441964861" table:style-name="ce1">
            <text:p>-6.940696244</text:p>
          </table:table-cell>
          <table:table-cell office:value-type="float" office:value="0" table:style-name="ce1">
            <text:p>0</text:p>
          </table:table-cell>
          <table:table-cell office:value-type="float" office:value="2.2460000000000001E-2" table:style-name="ce1">
            <text:p>0.02246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5773263188166036" table:style-name="ce1">
            <text:p>6.577326319</text:p>
          </table:table-cell>
          <table:table-cell office:value-type="float" office:value="-21.683986502663686" table:style-name="ce1">
            <text:p>-21.6839865</text:p>
          </table:table-cell>
          <table:table-cell office:value-type="float" office:value="0" table:style-name="ce1">
            <text:p>0</text:p>
          </table:table-cell>
          <table:table-cell office:value-type="float" office:value="8.4399999999999996E-3" table:style-name="ce1">
            <text:p>0.0084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7.5682899999999993" table:style-name="ce1">
            <text:p>-7.56829</text:p>
          </table:table-cell>
          <table:table-cell office:value-type="float" office:value="-0.81581999999999999" table:style-name="ce1">
            <text:p>-0.8158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26" table:style-name="ce1">
            <text:p>1.026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office:value-type="float" office:value="-0.81912000000000007" table:style-name="ce1">
            <text:p>-0.8191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" table:style-name="ce1">
            <text:p>1.0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43" table:style-name="ce1">
            <text:p>1.43</text:p>
          </table:table-cell>
          <table:table-cell office:value-type="float" office:value="1.2001900000000001" table:style-name="ce1">
            <text:p>1.200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0328600000000001" table:style-name="ce1">
            <text:p>1.03286</text:p>
          </table:table-cell>
          <table:table-cell office:value-type="float" office:value="-0.38956000000000002" table:style-name="ce1">
            <text:p>-0.38956</text:p>
          </table:table-cell>
          <table:table-cell office:value-type="float" office:value="0.8" table:style-name="ce1">
            <text:p>0.8</text:p>
          </table:table-cell>
          <table:table-cell office:value-type="float" office:value="-0.8" table:style-name="ce1">
            <text:p>-0.8</text:p>
          </table:table-cell>
          <table:table-cell office:value-type="float" office:value="1.03931" table:style-name="ce1">
            <text:p>1.03931</text:p>
          </table:table-cell>
          <table:table-cell office:value-type="float" office:value="1.38" table:style-name="ce1">
            <text:p>1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0546200000000001" table:style-name="ce1">
            <text:p>1.05462</text:p>
          </table:table-cell>
          <table:table-cell office:value-type="float" office:value="-0.39777000000000001" table:style-name="ce1">
            <text:p>-0.39777</text:p>
          </table:table-cell>
          <table:table-cell office:value-type="float" office:value="0.8" table:style-name="ce1">
            <text:p>0.8</text:p>
          </table:table-cell>
          <table:table-cell office:value-type="float" office:value="-0.8" table:style-name="ce1">
            <text:p>-0.8</text:p>
          </table:table-cell>
          <table:table-cell office:value-type="float" office:value="1.03931" table:style-name="ce1">
            <text:p>1.03931</text:p>
          </table:table-cell>
          <table:table-cell office:value-type="float" office:value="1.38" table:style-name="ce1">
            <text:p>1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5" table:style-name="ce1">
            <text:p>0.45</text:p>
          </table:table-cell>
          <table:table-cell office:value-type="float" office:value="-1.91293" table:style-name="ce1">
            <text:p>-1.9129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" table:style-name="ce1">
            <text:p>1.0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" table:style-name="ce1">
            <text:p>0.5</text:p>
          </table:table-cell>
          <table:table-cell office:value-type="float" office:value="1.78016" table:style-name="ce1">
            <text:p>1.7801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7906999999999995" table:style-name="ce1">
            <text:p>0.67907</text:p>
          </table:table-cell>
          <table:table-cell office:value-type="float" office:value="0.35" table:style-name="ce1">
            <text:p>0.35</text:p>
          </table:table-cell>
          <table:table-cell office:value-type="float" office:value="0.35" table:style-name="ce1">
            <text:p>0.35</text:p>
          </table:table-cell>
          <table:table-cell office:value-type="float" office:value="-0.30879999999999996" table:style-name="ce1">
            <text:p>-0.3088</text:p>
          </table:table-cell>
          <table:table-cell office:value-type="float" office:value="1.101" table:style-name="ce1">
            <text:p>1.101</text:p>
          </table:table-cell>
          <table:table-cell office:value-type="float" office:value="0.72" table:style-name="ce1">
            <text:p>0.72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6711999999999999" table:style-name="ce1">
            <text:p>0.16712</text:p>
          </table:table-cell>
          <table:table-cell office:value-type="float" office:value="-0.15" table:style-name="ce1">
            <text:p>-0.15</text:p>
          </table:table-cell>
          <table:table-cell office:value-type="float" office:value="0.29749999999999999" table:style-name="ce1">
            <text:p>0.2975</text:p>
          </table:table-cell>
          <table:table-cell office:value-type="float" office:value="-0.15" table:style-name="ce1">
            <text:p>-0.15</text:p>
          </table:table-cell>
          <table:table-cell office:value-type="float" office:value="1.04355" table:style-name="ce1">
            <text:p>1.04355</text:p>
          </table:table-cell>
          <table:table-cell office:value-type="float" office:value="0.315" table:style-name="ce1">
            <text:p>0.315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6617000000000001" table:style-name="ce1">
            <text:p>0.16617</text:p>
          </table:table-cell>
          <table:table-cell office:value-type="float" office:value="-0.15" table:style-name="ce1">
            <text:p>-0.15</text:p>
          </table:table-cell>
          <table:table-cell office:value-type="float" office:value="0.29749999999999999" table:style-name="ce1">
            <text:p>0.2975</text:p>
          </table:table-cell>
          <table:table-cell office:value-type="float" office:value="-0.15" table:style-name="ce1">
            <text:p>-0.15</text:p>
          </table:table-cell>
          <table:table-cell office:value-type="float" office:value="1.04355" table:style-name="ce1">
            <text:p>1.04355</text:p>
          </table:table-cell>
          <table:table-cell office:value-type="float" office:value="0.315" table:style-name="ce1">
            <text:p>0.315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9749999999999999" table:style-name="ce1">
            <text:p>0.2975</text:p>
          </table:table-cell>
          <table:table-cell office:value-type="float" office:value="-0.15" table:style-name="ce1">
            <text:p>-0.15</text:p>
          </table:table-cell>
          <table:table-cell office:value-type="float" office:value="1.04355" table:style-name="ce1">
            <text:p>1.04355</text:p>
          </table:table-cell>
          <table:table-cell office:value-type="float" office:value="0.315" table:style-name="ce1">
            <text:p>0.315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218E-2" table:style-name="ce1">
            <text:p>0.01218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0.2" table:style-name="ce1">
            <text:p>0.2</text:p>
          </table:table-cell>
          <table:table-cell office:value-type="float" office:value="-0.2" table:style-name="ce1">
            <text:p>-0.2</text:p>
          </table:table-cell>
          <table:table-cell office:value-type="float" office:value="1.0671999999999999" table:style-name="ce1">
            <text:p>1.0672</text:p>
          </table:table-cell>
          <table:table-cell office:value-type="float" office:value="0.8" table:style-name="ce1">
            <text:p>0.8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989E-2" table:style-name="ce1">
            <text:p>0.02989</text:p>
          </table:table-cell>
          <table:table-cell office:value-type="float" office:value="-1.8700000000000001E-2" table:style-name="ce1">
            <text:p>-0.0187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-1.8700000000000001E-2" table:style-name="ce1">
            <text:p>-0.0187</text:p>
          </table:table-cell>
          <table:table-cell office:value-type="float" office:value="1.0675699999999999" table:style-name="ce1">
            <text:p>1.06757</text:p>
          </table:table-cell>
          <table:table-cell office:value-type="float" office:value="0.06" table:style-name="ce1">
            <text:p>0.06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40905000000000002" table:style-name="ce1">
            <text:p>0.40905</text:p>
          </table:table-cell>
          <table:table-cell office:value-type="float" office:value="-3.5319999999999997E-2" table:style-name="ce1">
            <text:p>-0.03532</text:p>
          </table:table-cell>
          <table:table-cell office:value-type="float" office:value="0.13109999999999999" table:style-name="ce1">
            <text:p>0.1311</text:p>
          </table:table-cell>
          <table:table-cell office:value-type="float" office:value="-0.13109999999999999" table:style-name="ce1">
            <text:p>-0.1311</text:p>
          </table:table-cell>
          <table:table-cell office:value-type="float" office:value="1.0761799999999999" table:style-name="ce1">
            <text:p>1.07618</text:p>
          </table:table-cell>
          <table:table-cell office:value-type="float" office:value="0.42" table:style-name="ce1">
            <text:p>0.42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69650000000000001" table:style-name="ce1">
            <text:p>0.6965</text:p>
          </table:table-cell>
          <table:table-cell office:value-type="float" office:value="0.31425000000000003" table:style-name="ce1">
            <text:p>0.31425</text:p>
          </table:table-cell>
          <table:table-cell office:value-type="float" office:value="0.35" table:style-name="ce1">
            <text:p>0.35</text:p>
          </table:table-cell>
          <table:table-cell office:value-type="float" office:value="-0.45" table:style-name="ce1">
            <text:p>-0.45</text:p>
          </table:table-cell>
          <table:table-cell office:value-type="float" office:value="1.08464" table:style-name="ce1">
            <text:p>1.08464</text:p>
          </table:table-cell>
          <table:table-cell office:value-type="float" office:value="0.72" table:style-name="ce1">
            <text:p>0.72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69519999999999993" table:style-name="ce1">
            <text:p>0.6952</text:p>
          </table:table-cell>
          <table:table-cell office:value-type="float" office:value="0.31367" table:style-name="ce1">
            <text:p>0.31367</text:p>
          </table:table-cell>
          <table:table-cell office:value-type="float" office:value="0.35" table:style-name="ce1">
            <text:p>0.35</text:p>
          </table:table-cell>
          <table:table-cell office:value-type="float" office:value="-0.45" table:style-name="ce1">
            <text:p>-0.45</text:p>
          </table:table-cell>
          <table:table-cell office:value-type="float" office:value="1.08464" table:style-name="ce1">
            <text:p>1.08464</text:p>
          </table:table-cell>
          <table:table-cell office:value-type="float" office:value="0.72" table:style-name="ce1">
            <text:p>0.72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18315000000000001" table:style-name="ce1">
            <text:p>0.18315</text:p>
          </table:table-cell>
          <table:table-cell office:value-type="float" office:value="-9.3500000000000007E-3" table:style-name="ce1">
            <text:p>-0.00935</text:p>
          </table:table-cell>
          <table:table-cell office:value-type="float" office:value="0.17249999999999999" table:style-name="ce1">
            <text:p>0.1725</text:p>
          </table:table-cell>
          <table:table-cell office:value-type="float" office:value="-7.8E-2" table:style-name="ce1">
            <text:p>-0.078</text:p>
          </table:table-cell>
          <table:table-cell office:value-type="float" office:value="1.07036" table:style-name="ce1">
            <text:p>1.07036</text:p>
          </table:table-cell>
          <table:table-cell office:value-type="float" office:value="0.24" table:style-name="ce1">
            <text:p>0.2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2.1661699999999997" table:style-name="ce1">
            <text:p>-2.1661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4700000000000003E-2" table:style-name="ce1">
            <text:p>0.0247</text:p>
          </table:table-cell>
          <table:table-cell office:value-type="float" office:value="-3.4020000000000002E-2" table:style-name="ce1">
            <text:p>-0.0340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03854" table:style-name="ce1">
            <text:p>1.03854</text:p>
          </table:table-cell>
          <table:table-cell office:value-type="float" office:value="0.12948000000000001" table:style-name="ce1">
            <text:p>0.1294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9239999999999997E-2" table:style-name="ce1">
            <text:p>0.03924</text:p>
          </table:table-cell>
          <table:table-cell office:value-type="float" office:value="0.45549999999999996" table:style-name="ce1">
            <text:p>0.455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273" table:style-name="ce1">
            <text:p>0.11273</text:p>
          </table:table-cell>
          <table:table-cell office:value-type="float" office:value="-1.8799999999999997E-2" table:style-name="ce1">
            <text:p>-0.018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.6520000000000005E-2" table:style-name="ce1">
            <text:p>0.07652</text:p>
          </table:table-cell>
          <table:table-cell office:value-type="float" office:value="-2.3690000000000003E-2" table:style-name="ce1">
            <text:p>-0.0236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.861E-2" table:style-name="ce1">
            <text:p>0.04861</text:p>
          </table:table-cell>
          <table:table-cell office:value-type="float" office:value="2.9590000000000002E-2" table:style-name="ce1">
            <text:p>0.0295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012" table:style-name="ce1">
            <text:p>0.1012</text:p>
          </table:table-cell>
          <table:table-cell office:value-type="float" office:value="-1.5650000000000001E-2" table:style-name="ce1">
            <text:p>-0.0156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3500000000000001E-3" table:style-name="ce1">
            <text:p>-0.0033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4534" table:style-name="ce1">
            <text:p>0.14534</text:p>
          </table:table-cell>
          <table:table-cell office:value-type="float" office:value="-0.10987" table:style-name="ce1">
            <text:p>-0.1098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9629999999999997E-2" table:style-name="ce1">
            <text:p>0.06963</text:p>
          </table:table-cell>
          <table:table-cell office:value-type="float" office:value="-5.9249999999999997E-2" table:style-name="ce1">
            <text:p>-0.0592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67364999999999997" table:style-name="ce1">
            <text:p>0.67365</text:p>
          </table:table-cell>
          <table:table-cell office:value-type="float" office:value="-3.7019999999999997E-2" table:style-name="ce1">
            <text:p>-0.0370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4249000000000002" table:style-name="ce1">
            <text:p>0.34249</text:p>
          </table:table-cell>
          <table:table-cell office:value-type="float" office:value="2.589E-2" table:style-name="ce1">
            <text:p>0.0258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4460000000000005E-2" table:style-name="ce1">
            <text:p>0.03446</text:p>
          </table:table-cell>
          <table:table-cell office:value-type="float" office:value="-3.143E-2" table:style-name="ce1">
            <text:p>-0.0314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0394" table:style-name="ce1">
            <text:p>0.10394</text:p>
          </table:table-cell>
          <table:table-cell office:value-type="float" office:value="6.2199999999999998E-3" table:style-name="ce1">
            <text:p>0.0062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.6089999999999996E-2" table:style-name="ce1">
            <text:p>0.06609</text:p>
          </table:table-cell>
          <table:table-cell office:value-type="float" office:value="8.7100000000000007E-3" table:style-name="ce1">
            <text:p>0.0087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6579999999999998E-2" table:style-name="ce1">
            <text:p>0.01658</text:p>
          </table:table-cell>
          <table:table-cell office:value-type="float" office:value="-4.6000000000000001E-4" table:style-name="ce1">
            <text:p>-0.0004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.3089999999999998E-2" table:style-name="ce1">
            <text:p>0.05309</text:p>
          </table:table-cell>
          <table:table-cell office:value-type="float" office:value="-1.5629999999999998E-2" table:style-name="ce1">
            <text:p>-0.0156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912E-2" table:style-name="ce1">
            <text:p>0.02912</text:p>
          </table:table-cell>
          <table:table-cell office:value-type="float" office:value="-5.11E-3" table:style-name="ce1">
            <text:p>-0.0051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0329999999999998" table:style-name="ce1">
            <text:p>0.2033</text:p>
          </table:table-cell>
          <table:table-cell office:value-type="float" office:value="5.2619999999999993E-2" table:style-name="ce1">
            <text:p>0.0526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743E-2" table:style-name="ce1">
            <text:p>0.04743</text:p>
          </table:table-cell>
          <table:table-cell office:value-type="float" office:value="-2.3370000000000002E-2" table:style-name="ce1">
            <text:p>-0.02337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11405" table:style-name="ce1">
            <text:p>0.11405</text:p>
          </table:table-cell>
          <table:table-cell office:value-type="float" office:value="-7.7020000000000005E-2" table:style-name="ce1">
            <text:p>-0.07702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Transformer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43556203133760618" table:style-name="ce1">
            <text:p>0.435562031</text:p>
          </table:table-cell>
          <table:table-cell office:value-type="float" office:value="-34.450281154689982" table:style-name="ce1">
            <text:p>-34.45028115</text:p>
          </table:table-cell>
          <table:table-cell office:value-type="float" office:value="0" table:style-name="ce1">
            <text:p>0</text:p>
          </table:table-cell>
          <table:table-cell office:value-type="float" office:value="0.95238095199999995" table:style-name="ce1">
            <text:p>0.9523809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43866859702872235" table:style-name="ce1">
            <text:p>0.438668597</text:p>
          </table:table-cell>
          <table:table-cell office:value-type="float" office:value="-33.61054498419039" table:style-name="ce1">
            <text:p>-33.61054498</text:p>
          </table:table-cell>
          <table:table-cell office:value-type="float" office:value="0" table:style-name="ce1">
            <text:p>0</text:p>
          </table:table-cell>
          <table:table-cell office:value-type="float" office:value="0.95238095199999995" table:style-name="ce1">
            <text:p>0.9523809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0.34814706032500098" table:style-name="ce1">
            <text:p>0.34814706</text:p>
          </table:table-cell>
          <table:table-cell office:value-type="float" office:value="-24.70921411273687" table:style-name="ce1">
            <text:p>-24.70921411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.33205442385072692" table:style-name="ce1">
            <text:p>0.332054424</text:p>
          </table:table-cell>
          <table:table-cell office:value-type="float" office:value="-13.485115377123462" table:style-name="ce1">
            <text:p>-13.48511538</text:p>
          </table:table-cell>
          <table:table-cell office:value-type="float" office:value="0" table:style-name="ce1">
            <text:p>0</text:p>
          </table:table-cell>
          <table:table-cell office:value-type="float" office:value="1.0636521699999999" table:style-name="ce1">
            <text:p>1.063652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.34754500071371364" table:style-name="ce1">
            <text:p>0.347545001</text:p>
          </table:table-cell>
          <table:table-cell office:value-type="float" office:value="-14.146685126944913" table:style-name="ce1">
            <text:p>-14.14668513</text:p>
          </table:table-cell>
          <table:table-cell office:value-type="float" office:value="0" table:style-name="ce1">
            <text:p>0</text:p>
          </table:table-cell>
          <table:table-cell office:value-type="float" office:value="1.0636521699999999" table:style-name="ce1">
            <text:p>1.063652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0.16084306609421847" table:style-name="ce1">
            <text:p>0.160843066</text:p>
          </table:table-cell>
          <table:table-cell office:value-type="float" office:value="-15.336583362786261" table:style-name="ce1">
            <text:p>-15.33658336</text:p>
          </table:table-cell>
          <table:table-cell office:value-type="float" office:value="0" table:style-name="ce1">
            <text:p>0</text:p>
          </table:table-cell>
          <table:table-cell office:value-type="float" office:value="1.00057394" table:style-name="ce1">
            <text:p>1.0005739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8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13:Buses.I313">
          <table:sort>
            <table:sort-by table:field-number="0"/>
          </table:sort>
        </table:database-range>
        <table:database-range table:target-range-address="Lines.A13:Lines.H379">
          <table:sort>
            <table:sort-by table:field-number="0"/>
          </table:sort>
        </table:database-range>
        <table:database-range table:target-range-address="Gens.A13:Gens.K308">
          <table:sort>
            <table:sort-by table:field-number="0"/>
          </table:sort>
        </table:database-range>
        <table:database-range table:target-range-address="Loads.A13:Loads.C92">
          <table:sort>
            <table:sort-by table:field-number="0"/>
          </table:sort>
        </table:database-range>
        <table:database-range table:target-range-address="Transformers.A13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8-23T13:45:08Z</meta:creation-date>
    <dc:date>2022-08-27T11:10:42Z</dc:date>
    <meta:editing-cycles>59</meta:editing-cycles>
  </office:meta>
</office:document-meta>
</file>